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2.1047in"/>
    </style:style>
    <style:style style:name="co5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2.53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 fo:font-weight="normal" style:font-weight-asian="normal" style:font-weight-complex="normal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background-color="#00ff00"/>
      <style:text-properties style:font-name="Ubuntu"/>
    </style:style>
    <style:style style:name="ce5" style:family="table-cell" style:parent-style-name="Default" style:data-style-name="N2">
      <style:text-properties style:font-name="Ubuntu" fo:font-weight="bold" style:font-weight-asian="bold" style:font-weight-complex="bold"/>
    </style:style>
    <style:style style:name="ce6" style:family="table-cell" style:parent-style-name="Default" style:data-style-name="N2">
      <style:text-properties style:font-name="Ubuntu"/>
    </style:style>
    <style:style style:name="ce7" style:family="table-cell" style:parent-style-name="Default" style:data-style-name="N2">
      <style:table-cell-properties fo:background-color="#00ff00"/>
      <style:text-properties style:font-name="Ubuntu"/>
    </style:style>
    <style:style style:name="ce8" style:family="table-cell" style:parent-style-name="Default" style:data-style-name="N11">
      <style:text-properties style:font-name="Ubuntu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6"/>
        <table:table-column table:style-name="co7" table:default-cell-style-name="ce6"/>
        <table:table-column table:style-name="co6" table:number-columns-repeated="1017" table:default-cell-style-name="ce3"/>
        <table:table-row table:style-name="ro3">
          <table:table-cell table:style-name="ce1" office:value-type="string">
            <text:p>DB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Lists</text:p>
          </table:table-cell>
          <table:table-cell table:style-name="ce1" office:value-type="string">
            <text:p>Items per list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total time (sec)</text:p>
          </table:table-cell>
          <table:table-cell table:style-name="ce5" office:value-type="string">
            <text:p>ms per list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ist.create! + list.items.create!</text:p>
          </table:table-cell>
          <table:table-cell office:value-type="float" office:value="0.867352">
            <text:p>0.87</text:p>
          </table:table-cell>
          <table:table-cell table:formula="of:=[.F2]/[.C2]*1000" office:value-type="float" office:value="86.7352">
            <text:p>86.7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ist.create! + list.items.create!</text:p>
          </table:table-cell>
          <table:table-cell office:value-type="float" office:value="1.859737">
            <text:p>1.86</text:p>
          </table:table-cell>
          <table:table-cell table:formula="of:=[.F3]/[.C3]*1000" office:value-type="float" office:value="185.9737">
            <text:p>185.9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List.create! + list.items.create!</text:p>
          </table:table-cell>
          <table:table-cell office:value-type="float" office:value="10.124649">
            <text:p>10.12</text:p>
          </table:table-cell>
          <table:table-cell table:formula="of:=[.F4]/[.C4]*1000" office:value-type="float" office:value="1012.4649">
            <text:p>1012.4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List.create! + list.items.create!</text:p>
          </table:table-cell>
          <table:table-cell office:value-type="float" office:value="98.652147">
            <text:p>98.65</text:p>
          </table:table-cell>
          <table:table-cell table:formula="of:=[.F5]/[.C5]*1000" office:value-type="float" office:value="9865.2147">
            <text:p>9865.2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ist.create! + list.items.create!</text:p>
          </table:table-cell>
          <table:table-cell office:value-type="float" office:value="9.37367">
            <text:p>9.37</text:p>
          </table:table-cell>
          <table:table-cell table:formula="of:=[.F6]/[.C6]*1000" office:value-type="float" office:value="93.7367">
            <text:p>93.7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List.create! + list.items.create!</text:p>
          </table:table-cell>
          <table:table-cell office:value-type="float" office:value="19.667872">
            <text:p>19.67</text:p>
          </table:table-cell>
          <table:table-cell table:formula="of:=[.F7]/[.C7]*1000" office:value-type="float" office:value="196.67872">
            <text:p>196.6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List.create! + list.items.create!</text:p>
          </table:table-cell>
          <table:table-cell office:value-type="float" office:value="110.888457">
            <text:p>110.89</text:p>
          </table:table-cell>
          <table:table-cell table:formula="of:=[.F8]/[.C8]*1000" office:value-type="float" office:value="1108.88457">
            <text:p>1108.8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ist.create! + Item.create!</text:p>
          </table:table-cell>
          <table:table-cell office:value-type="float" office:value="0.910441531">
            <text:p>0.91</text:p>
          </table:table-cell>
          <table:table-cell table:formula="of:=[.F9]/[.C9]*1000" office:value-type="float" office:value="91.0441531">
            <text:p>91.0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ist.create! + Item.create!</text:p>
          </table:table-cell>
          <table:table-cell office:value-type="float" office:value="1.903359661">
            <text:p>1.90</text:p>
          </table:table-cell>
          <table:table-cell table:formula="of:=[.F10]/[.C10]*1000" office:value-type="float" office:value="190.3359661">
            <text:p>190.3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List.create! + Item.create!</text:p>
          </table:table-cell>
          <table:table-cell office:value-type="float" office:value="10.863507605">
            <text:p>10.86</text:p>
          </table:table-cell>
          <table:table-cell table:formula="of:=[.F11]/[.C11]*1000" office:value-type="float" office:value="1086.3507605">
            <text:p>1086.3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table:style-name="ce1" office:value-type="string">
            <text:p>ActiveRecord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List.create! + Item.create!</text:p>
          </table:table-cell>
          <table:table-cell table:style-name="ce5" office:value-type="float" office:value="98.630082107">
            <text:p>98.63</text:p>
          </table:table-cell>
          <table:table-cell table:style-name="ce5" table:formula="of:=[.F12]/[.C12]*1000" office:value-type="float" office:value="9863.0082107">
            <text:p>9863.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0.843198594">
            <text:p>0.84</text:p>
          </table:table-cell>
          <table:table-cell table:formula="of:=[.F13]/[.C13]*1000" office:value-type="float" office:value="84.3198594">
            <text:p>84.3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0.868344144">
            <text:p>0.87</text:p>
          </table:table-cell>
          <table:table-cell table:formula="of:=[.F14]/[.C14]*1000" office:value-type="float" office:value="86.8344144">
            <text:p>86.8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1.077511807">
            <text:p>1.08</text:p>
          </table:table-cell>
          <table:table-cell table:formula="of:=[.F15]/[.C15]*1000" office:value-type="float" office:value="107.7511807">
            <text:p>107.7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table:style-name="ce1" office:value-type="string">
            <text:p>ActiveRecord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s/>list.items.build + list.save</text:p>
          </table:table-cell>
          <table:table-cell table:style-name="ce5" office:value-type="float" office:value="1.591460632">
            <text:p>1.59</text:p>
          </table:table-cell>
          <table:table-cell table:style-name="ce5" table:formula="of:=[.F16]/[.C16]*1000" office:value-type="float" office:value="159.1460632">
            <text:p>159.15</text:p>
          </table:table-cell>
          <table:table-cell table:style-name="ce8" table:formula="of:=[.G16]/[.G12]" office:value-type="percentage" office:value="0.0161356514970097">
            <text:p>1.61%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9.393829436">
            <text:p>9.39</text:p>
          </table:table-cell>
          <table:table-cell table:formula="of:=[.F17]/[.C17]*1000" office:value-type="float" office:value="93.93829436">
            <text:p>93.9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9.401964387">
            <text:p>9.40</text:p>
          </table:table-cell>
          <table:table-cell table:formula="of:=[.F18]/[.C18]*1000" office:value-type="float" office:value="94.01964387">
            <text:p>94.0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10.853655528">
            <text:p>10.85</text:p>
          </table:table-cell>
          <table:table-cell table:formula="of:=[.F19]/[.C19]*1000" office:value-type="float" office:value="108.53655528">
            <text:p>108.5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table:style-name="ce4" office:value-type="string">
            <text:p>ActiveRecord3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string">
            <text:p><text:s/>list.items.build + list.save</text:p>
          </table:table-cell>
          <table:table-cell table:style-name="ce7" office:value-type="float" office:value="15.928354437">
            <text:p>15.93</text:p>
          </table:table-cell>
          <table:table-cell table:style-name="ce7" table:formula="of:=[.F20]/[.C20]*1000" office:value-type="float" office:value="159.28354437">
            <text:p>159.28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SQLITE</text:p>
          </table:table-cell>
          <table:table-cell office:value-type="string">
            <text:p>ActiveRecord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97.574419728">
            <text:p>97.57</text:p>
          </table:table-cell>
          <table:table-cell table:formula="of:=[.F21]/[.C21]*1000" office:value-type="float" office:value="97.574419728">
            <text:p>97.5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QLITE</text:p>
          </table:table-cell>
          <table:table-cell table:style-name="ce1" office:value-type="string">
            <text:p>ActiveRecord3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list.items.build + list.save</text:p>
          </table:table-cell>
          <table:table-cell table:style-name="ce5" office:value-type="float" office:value="101.760881312">
            <text:p>101.76</text:p>
          </table:table-cell>
          <table:table-cell table:style-name="ce5" table:formula="of:=[.F22]/[.C22]*1000" office:value-type="float" office:value="101.760881312">
            <text:p>101.76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04013987">
            <text:p>0.00</text:p>
          </table:table-cell>
          <table:table-cell table:formula="of:=[.F24]/[.C24]*1000" office:value-type="float" office:value="0.4013987">
            <text:p>0.4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010958778">
            <text:p>0.01</text:p>
          </table:table-cell>
          <table:table-cell table:formula="of:=[.F25]/[.C25]*1000" office:value-type="float" office:value="1.0958778">
            <text:p>1.1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044282916">
            <text:p>0.04</text:p>
          </table:table-cell>
          <table:table-cell table:formula="of:=[.F26]/[.C26]*1000" office:value-type="float" office:value="4.4282916">
            <text:p>4.43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string">
            <text:p>Mongoid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s/>List.create + list.items.create</text:p>
          </table:table-cell>
          <table:table-cell table:style-name="ce5" office:value-type="float" office:value="0.367076353">
            <text:p>0.37</text:p>
          </table:table-cell>
          <table:table-cell table:style-name="ce5" table:formula="of:=[.F27]/[.C27]*1000" office:value-type="float" office:value="36.7076353">
            <text:p>36.71</text:p>
          </table:table-cell>
          <table:table-cell table:style-name="ce8" table:formula="of:=[.G27]/[.G12]" office:value-type="percentage" office:value="0.00372174842764272">
            <text:p>0.37%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31132239">
            <text:p>0.03</text:p>
          </table:table-cell>
          <table:table-cell table:formula="of:=[.F28]/[.C28]*1000" office:value-type="float" office:value="0.31132239">
            <text:p>0.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087893918">
            <text:p>0.09</text:p>
          </table:table-cell>
          <table:table-cell table:formula="of:=[.F29]/[.C29]*1000" office:value-type="float" office:value="0.87893918">
            <text:p>0.88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40136225">
            <text:p>0.40</text:p>
          </table:table-cell>
          <table:table-cell table:formula="of:=[.F30]/[.C30]*1000" office:value-type="float" office:value="4.0136225">
            <text:p>4.01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Mongoid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string">
            <text:p><text:s/>List.create + list.items.create</text:p>
          </table:table-cell>
          <table:table-cell table:style-name="ce7" office:value-type="float" office:value="3.748917684">
            <text:p>3.75</text:p>
          </table:table-cell>
          <table:table-cell table:style-name="ce7" table:formula="of:=[.F31]/[.C31]*1000" office:value-type="float" office:value="37.48917684">
            <text:p>37.49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335176793">
            <text:p>0.34</text:p>
          </table:table-cell>
          <table:table-cell table:formula="of:=[.F32]/[.C32]*1000" office:value-type="float" office:value="0.335176793">
            <text:p>0.34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string">
            <text:p>Mongoid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List.create + list.items.create</text:p>
          </table:table-cell>
          <table:table-cell table:style-name="ce5" office:value-type="float" office:value="0.755412233">
            <text:p>0.76</text:p>
          </table:table-cell>
          <table:table-cell table:style-name="ce5" table:formula="of:=[.F33]/[.C33]*1000" office:value-type="float" office:value="0.755412233">
            <text:p>0.76</text:p>
          </table:table-cell>
          <table:table-cell table:style-name="ce8" table:formula="of:=[.G33]/[.G22]" office:value-type="percentage" office:value="0.00742340497901053">
            <text:p>0.74%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4.094004267">
            <text:p>4.09</text:p>
          </table:table-cell>
          <table:table-cell table:formula="of:=[.F34]/[.C34]*1000" office:value-type="float" office:value="4.094004267">
            <text:p>4.0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string">
            <text:p><text:s/>List.create + list.items.create</text:p>
          </table:table-cell>
          <table:table-cell office:value-type="float" office:value="37.937436706">
            <text:p>37.94</text:p>
          </table:table-cell>
          <table:table-cell table:formula="of:=[.F35]/[.C35]*1000" office:value-type="float" office:value="37.937436706">
            <text:p>37.9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05374839">
            <text:p>0.01</text:p>
          </table:table-cell>
          <table:table-cell table:formula="of:=[.F37]/[.C37]*1000" office:value-type="float" office:value="0.5374839">
            <text:p>0.5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011172228">
            <text:p>0.01</text:p>
          </table:table-cell>
          <table:table-cell table:formula="of:=[.F38]/[.C38]*1000" office:value-type="float" office:value="1.1172228">
            <text:p>1.1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073049869">
            <text:p>0.07</text:p>
          </table:table-cell>
          <table:table-cell table:formula="of:=[.F39]/[.C39]*1000" office:value-type="float" office:value="7.3049869">
            <text:p>7.30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string">
            <text:p>Mongoid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s/>List.create + list.items.create</text:p>
          </table:table-cell>
          <table:table-cell table:style-name="ce5" office:value-type="float" office:value="0.191784282">
            <text:p>0.19</text:p>
          </table:table-cell>
          <table:table-cell table:style-name="ce5" table:formula="of:=[.F40]/[.C40]*1000" office:value-type="float" office:value="19.1784282">
            <text:p>19.18</text:p>
          </table:table-cell>
          <table:table-cell table:style-name="ce8" table:formula="of:=[.G40]/[.G12]" office:value-type="percentage" office:value="0.00194448060777178">
            <text:p>0.19%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04017327">
            <text:p>0.04</text:p>
          </table:table-cell>
          <table:table-cell table:formula="of:=[.F41]/[.C41]*1000" office:value-type="float" office:value="0.4017327">
            <text:p>0.4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create + list.items.create</text:p>
          </table:table-cell>
          <table:table-cell office:value-type="float" office:value="0.101103507">
            <text:p>0.10</text:p>
          </table:table-cell>
          <table:table-cell table:formula="of:=[.F42]/[.C42]*1000" office:value-type="float" office:value="1.01103507">
            <text:p>1.0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0.269231171">
            <text:p>0.27</text:p>
          </table:table-cell>
          <table:table-cell table:formula="of:=[.F43]/[.C43]*1000" office:value-type="float" office:value="2.69231171">
            <text:p>2.69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Mongoid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string">
            <text:p><text:s/>List.create + list.items.create</text:p>
          </table:table-cell>
          <table:table-cell table:style-name="ce7" office:value-type="float" office:value="2.056548216">
            <text:p>2.06</text:p>
          </table:table-cell>
          <table:table-cell table:style-name="ce7" table:formula="of:=[.F44]/[.C44]*1000" office:value-type="float" office:value="20.56548216">
            <text:p>20.57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create + list.items.create</text:p>
          </table:table-cell>
          <table:table-cell office:value-type="float" office:value="0.445277879">
            <text:p>0.45</text:p>
          </table:table-cell>
          <table:table-cell table:formula="of:=[.F45]/[.C45]*1000" office:value-type="float" office:value="0.445277879">
            <text:p>0.45</text:p>
          </table:table-cell>
          <table:table-cell table:number-columns-repeated="1017"/>
        </table:table-row>
        <table:table-row table:style-name="ro3">
          <table:table-cell/>
          <table:table-cell table:style-name="ce1" office:value-type="string">
            <text:p>Mongoid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List.create + list.items.create</text:p>
          </table:table-cell>
          <table:table-cell table:style-name="ce5" office:value-type="float" office:value="0.890202325">
            <text:p>0.89</text:p>
          </table:table-cell>
          <table:table-cell table:formula="of:=[.F46]/[.C46]*1000" office:value-type="float" office:value="0.890202325">
            <text:p>0.8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string">
            <text:p><text:s/>List.create + list.items.create</text:p>
          </table:table-cell>
          <table:table-cell office:value-type="float" office:value="2.709870674">
            <text:p>2.71</text:p>
          </table:table-cell>
          <table:table-cell table:formula="of:=[.F47]/[.C47]*1000" office:value-type="float" office:value="2.709870674">
            <text:p>2.7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goid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string">
            <text:p><text:s/>List.create + list.items.create</text:p>
          </table:table-cell>
          <table:table-cell office:value-type="float" office:value="20.720626594">
            <text:p>20.72</text:p>
          </table:table-cell>
          <table:table-cell table:formula="of:=[.F48]/[.C48]*1000" office:value-type="float" office:value="20.720626594">
            <text:p>20.72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create!</text:p>
          </table:table-cell>
          <table:table-cell office:value-type="float" office:value="0.135292968">
            <text:p>0.14</text:p>
          </table:table-cell>
          <table:table-cell table:formula="of:=[.F50]/[.C50]*1000" office:value-type="float" office:value="13.5292968">
            <text:p>13.53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create</text:p>
          </table:table-cell>
          <table:table-cell office:value-type="float" office:value="0.083289404">
            <text:p>0.08</text:p>
          </table:table-cell>
          <table:table-cell table:formula="of:=[.F51]/[.C51]*1000" office:value-type="float" office:value="8.3289404">
            <text:p>8.33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create!</text:p>
          </table:table-cell>
          <table:table-cell office:value-type="float" office:value="0.208269365">
            <text:p>0.21</text:p>
          </table:table-cell>
          <table:table-cell table:formula="of:=[.F52]/[.C52]*1000" office:value-type="float" office:value="20.8269365">
            <text:p>20.83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create</text:p>
          </table:table-cell>
          <table:table-cell office:value-type="float" office:value="0.166657775">
            <text:p>0.17</text:p>
          </table:table-cell>
          <table:table-cell table:formula="of:=[.F53]/[.C53]*1000" office:value-type="float" office:value="16.6657775">
            <text:p>16.67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create!</text:p>
          </table:table-cell>
          <table:table-cell office:value-type="float" office:value="1.10036283">
            <text:p>1.10</text:p>
          </table:table-cell>
          <table:table-cell table:formula="of:=[.F54]/[.C54]*1000" office:value-type="float" office:value="110.036283">
            <text:p>110.04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create</text:p>
          </table:table-cell>
          <table:table-cell office:value-type="float" office:value="1.133626469">
            <text:p>1.13</text:p>
          </table:table-cell>
          <table:table-cell table:formula="of:=[.F55]/[.C55]*1000" office:value-type="float" office:value="113.3626469">
            <text:p>113.36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<text:s/>create!</text:p>
          </table:table-cell>
          <table:table-cell office:value-type="float" office:value="9.577627106">
            <text:p>9.58</text:p>
          </table:table-cell>
          <table:table-cell table:formula="of:=[.F56]/[.C56]*1000" office:value-type="float" office:value="957.7627106">
            <text:p>957.76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<text:s/>create</text:p>
          </table:table-cell>
          <table:table-cell office:value-type="float" office:value="12.460853778">
            <text:p>12.46</text:p>
          </table:table-cell>
          <table:table-cell table:formula="of:=[.F57]/[.C57]*1000" office:value-type="float" office:value="1246.0853778">
            <text:p>1246.09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create!</text:p>
          </table:table-cell>
          <table:table-cell office:value-type="float" office:value="1.025543294">
            <text:p>1.03</text:p>
          </table:table-cell>
          <table:table-cell table:formula="of:=[.F58]/[.C58]*1000" office:value-type="float" office:value="10.25543294">
            <text:p>10.26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create</text:p>
          </table:table-cell>
          <table:table-cell office:value-type="float" office:value="0.950207734">
            <text:p>0.95</text:p>
          </table:table-cell>
          <table:table-cell table:formula="of:=[.F59]/[.C59]*1000" office:value-type="float" office:value="9.50207734">
            <text:p>9.50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create!</text:p>
          </table:table-cell>
          <table:table-cell office:value-type="float" office:value="5.29229851">
            <text:p>5.29</text:p>
          </table:table-cell>
          <table:table-cell table:formula="of:=[.F60]/[.C60]*1000" office:value-type="float" office:value="52.9229851">
            <text:p>52.92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create</text:p>
          </table:table-cell>
          <table:table-cell office:value-type="float" office:value="2.067160144">
            <text:p>2.07</text:p>
          </table:table-cell>
          <table:table-cell table:formula="of:=[.F61]/[.C61]*1000" office:value-type="float" office:value="20.67160144">
            <text:p>20.67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create!</text:p>
          </table:table-cell>
          <table:table-cell office:value-type="float" office:value="13.557314683">
            <text:p>13.56</text:p>
          </table:table-cell>
          <table:table-cell table:formula="of:=[.F62]/[.C62]*1000" office:value-type="float" office:value="135.57314683">
            <text:p>135.57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create</text:p>
          </table:table-cell>
          <table:table-cell office:value-type="float" office:value="10.627827961">
            <text:p>10.63</text:p>
          </table:table-cell>
          <table:table-cell table:formula="of:=[.F63]/[.C63]*1000" office:value-type="float" office:value="106.27827961">
            <text:p>106.28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table:style-name="ce4" office:value-type="string">
            <text:p>ActiveRecord1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string">
            <text:p><text:s/>create!</text:p>
          </table:table-cell>
          <table:table-cell table:style-name="ce7" office:value-type="float" office:value="109.630841618">
            <text:p>109.63</text:p>
          </table:table-cell>
          <table:table-cell table:style-name="ce7" table:formula="of:=[.F64]/[.C64]*1000" office:value-type="float" office:value="1096.30841618">
            <text:p>1096.31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office:value-type="string">
            <text:p>PostgreSQL</text:p>
          </table:table-cell>
          <table:table-cell table:style-name="ce4" office:value-type="string">
            <text:p>ActiveRecord1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string">
            <text:p><text:s/>create</text:p>
          </table:table-cell>
          <table:table-cell table:style-name="ce7" office:value-type="float" office:value="105.348249526">
            <text:p>105.35</text:p>
          </table:table-cell>
          <table:table-cell table:style-name="ce7" table:formula="of:=[.F65]/[.C65]*1000" office:value-type="float" office:value="1053.48249526">
            <text:p>1053.48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0.14167744">
            <text:p>0.14</text:p>
          </table:table-cell>
          <table:table-cell table:formula="of:=[.F66]/[.C66]*1000" office:value-type="float" office:value="14.167744">
            <text:p>14.17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0.141808216">
            <text:p>0.14</text:p>
          </table:table-cell>
          <table:table-cell table:formula="of:=[.F67]/[.C67]*1000" office:value-type="float" office:value="14.1808216">
            <text:p>14.18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0.259173792">
            <text:p>0.26</text:p>
          </table:table-cell>
          <table:table-cell table:formula="of:=[.F68]/[.C68]*1000" office:value-type="float" office:value="25.9173792">
            <text:p>25.92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<text:s/>list.items.build + list.save</text:p>
          </table:table-cell>
          <table:table-cell office:value-type="float" office:value="1.591794486">
            <text:p>1.59</text:p>
          </table:table-cell>
          <table:table-cell table:formula="of:=[.F69]/[.C69]*1000" office:value-type="float" office:value="159.1794486">
            <text:p>159.18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0.841865905">
            <text:p>0.84</text:p>
          </table:table-cell>
          <table:table-cell table:formula="of:=[.F70]/[.C70]*1000" office:value-type="float" office:value="8.41865905">
            <text:p>8.42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0.876700421">
            <text:p>0.88</text:p>
          </table:table-cell>
          <table:table-cell table:formula="of:=[.F71]/[.C71]*1000" office:value-type="float" office:value="8.76700421">
            <text:p>8.77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2.746404779">
            <text:p>2.75</text:p>
          </table:table-cell>
          <table:table-cell table:formula="of:=[.F72]/[.C72]*1000" office:value-type="float" office:value="27.46404779">
            <text:p>27.46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table:style-name="ce4" office:value-type="string">
            <text:p>ActiveRecord3</text:p>
          </table:table-cell>
          <table:table-cell table:number-columns-repeated="2" table:style-name="ce4" office:value-type="float" office:value="100">
            <text:p>100</text:p>
          </table:table-cell>
          <table:table-cell table:style-name="ce4" office:value-type="string">
            <text:p><text:s/>list.items.build + list.save</text:p>
          </table:table-cell>
          <table:table-cell table:style-name="ce7" office:value-type="float" office:value="15.977922706">
            <text:p>15.98</text:p>
          </table:table-cell>
          <table:table-cell table:style-name="ce7" table:formula="of:=[.F73]/[.C73]*1000" office:value-type="float" office:value="159.77922706">
            <text:p>159.78</text:p>
          </table:table-cell>
          <table:table-cell table:style-name="ce4" table:number-columns-repeated="3"/>
          <table:table-cell table:number-columns-repeated="1014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<text:s/>list.items.build + list.save</text:p>
          </table:table-cell>
          <table:table-cell office:value-type="float" office:value="9.433747608">
            <text:p>9.43</text:p>
          </table:table-cell>
          <table:table-cell table:formula="of:=[.F74]/[.C74]*1000" office:value-type="float" office:value="9.433747608">
            <text:p>9.43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<text:s/>list.items.build + list.save</text:p>
          </table:table-cell>
          <table:table-cell office:value-type="float" office:value="9.422733602">
            <text:p>9.42</text:p>
          </table:table-cell>
          <table:table-cell table:formula="of:=[.F75]/[.C75]*1000" office:value-type="float" office:value="9.422733602">
            <text:p>9.42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string">
            <text:p><text:s/>list.items.build + list.save</text:p>
          </table:table-cell>
          <table:table-cell office:value-type="float" office:value="27.54486562">
            <text:p>27.54</text:p>
          </table:table-cell>
          <table:table-cell table:formula="of:=[.F76]/[.C76]*1000" office:value-type="float" office:value="27.54486562">
            <text:p>27.54</text:p>
          </table:table-cell>
          <table:table-cell table:number-columns-repeated="1017"/>
        </table:table-row>
        <table:table-row table:style-name="ro3">
          <table:table-cell office:value-type="string">
            <text:p>PostgreSQL</text:p>
          </table:table-cell>
          <table:table-cell office:value-type="string">
            <text:p>ActiveRecord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string">
            <text:p><text:s/>list.items.build + list.save</text:p>
          </table:table-cell>
          <table:table-cell office:value-type="float" office:value="159.8964674">
            <text:p>159.90</text:p>
          </table:table-cell>
          <table:table-cell table:formula="of:=[.F77]/[.C77]*1000" office:value-type="float" office:value="159.8964674">
            <text:p>159.90</text:p>
          </table:table-cell>
          <table:table-cell table:number-columns-repeated="1017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column table:style-name="co6" table:number-columns-repeated="4" table:default-cell-style-name="Default"/>
        <table:table-row table:style-name="ro3">
          <table:table-cell table:style-name="ce9" office:value-type="string">
            <text:p>Loading 1,000,000 items</text:p>
          </table:table-cell>
          <table:table-cell table:style-name="ce9" office:value-type="string">
            <text:p>seconds</text:p>
          </table:table-cell>
          <table:table-cell table:style-name="ce9" office:value-type="string">
            <text:p>ms per item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\copy items from 'items.csv' csv</text:p>
          </table:table-cell>
          <table:table-cell table:number-columns-repeated="4"/>
        </table:table-row>
        <table:table-row table:style-name="ro4">
          <table:table-cell table:style-name="ce10" office:value-type="string">
            <text:p>create csv:</text:p>
          </table:table-cell>
          <table:table-cell table:style-name="ce12" office:value-type="float" office:value="9.232">
            <text:p>9.232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\copy:</text:p>
          </table:table-cell>
          <table:table-cell table:style-name="ce12" office:value-type="float" office:value="17.679">
            <text:p>17.679</text:p>
          </table:table-cell>
          <table:table-cell table:number-columns-repeated="3"/>
        </table:table-row>
        <table:table-row table:style-name="ro3">
          <table:table-cell/>
          <table:table-cell table:style-name="ce12"/>
          <table:table-cell table:number-columns-repeated="3"/>
        </table:table-row>
        <table:table-row table:style-name="ro3">
          <table:table-cell table:style-name="ce9" office:value-type="string">
            <text:p>Inserting 100,000 items</text:p>
          </table:table-cell>
          <table:table-cell table:number-columns-repeated="2"/>
          <table:table-cell office:value-type="float" office:value="100000">
            <text:p>100000</text:p>
          </table:table-cell>
          <table:table-cell/>
        </table:table-row>
        <table:table-row table:style-name="ro4">
          <table:table-cell table:style-name="ce11" office:value-type="string">
            <text:p><text:span text:style-name="T1">Using activerecord create():</text:span></text:p>
          </table:table-cell>
          <table:table-cell table:style-name="ce13" office:value-type="float" office:value="262">
            <text:p>262</text:p>
          </table:table-cell>
          <table:table-cell table:style-name="ce9" table:formula="of:=[.B8]/[.$D$7]*1000" office:value-type="float" office:value="2.62">
            <text:p>2.62</text:p>
          </table:table-cell>
          <table:table-cell table:number-columns-repeated="2"/>
        </table:table-row>
        <table:table-row table:style-name="ro3" table:number-rows-repeated="3">
          <table:table-cell table:style-name="ce9"/>
          <table:table-cell table:number-columns-repeated="4"/>
        </table:table-row>
        <table:table-row table:style-name="ro4">
          <table:table-cell office:value-type="string">
            <text:p>Using activerecord-import with models:</text:p>
          </table:table-cell>
          <table:table-cell table:style-name="ce13" table:formula="of:=SUM([.B13:.B14])" office:value-type="float" office:value="144">
            <text:p>144</text:p>
          </table:table-cell>
          <table:table-cell table:style-name="ce9" table:formula="of:=[.B12]/[.$D$7]*1000" office:value-type="float" office:value="1.44">
            <text:p>1.44</text:p>
          </table:table-cell>
          <table:table-cell table:formula="of:=[.B12]/[.$B$8]" office:value-type="float" office:value="0.549618320610687">
            <text:p>0.5496183206</text:p>
          </table:table-cell>
          <table:table-cell/>
        </table:table-row>
        <table:table-row table:style-name="ro4">
          <table:table-cell table:style-name="ce10" office:value-type="string">
            <text:p>Item.new time:</text:p>
          </table:table-cell>
          <table:table-cell table:style-name="ce12" office:value-type="float" office:value="43.3">
            <text:p>43.3</text:p>
          </table:table-cell>
          <table:table-cell table:number-columns-repeated="3"/>
        </table:table-row>
        <table:table-row table:style-name="ro4">
          <table:table-cell table:style-name="ce10" office:value-type="string">
            <text:p>Item.import time:</text:p>
          </table:table-cell>
          <table:table-cell table:style-name="ce12" office:value-type="float" office:value="100.7">
            <text:p>100.7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Using activerecord-import with arrays:</text:p>
          </table:table-cell>
          <table:table-cell table:style-name="ce13" table:formula="of:=SUM([.B17:.B18])" office:value-type="float" office:value="54.0186">
            <text:p>54.0186</text:p>
          </table:table-cell>
          <table:table-cell table:style-name="ce9" table:formula="of:=[.B16]/[.$D$7]*1000" office:value-type="float" office:value="0.540186">
            <text:p>0.540186</text:p>
          </table:table-cell>
          <table:table-cell table:formula="of:=[.B16]/[.$B$8]" office:value-type="float" office:value="0.20617786259542">
            <text:p>0.2061778626</text:p>
          </table:table-cell>
          <table:table-cell table:formula="of:=[.B16]/[.B12]" office:value-type="float" office:value="0.375129166666667">
            <text:p>0.3751291667</text:p>
          </table:table-cell>
        </table:table-row>
        <table:table-row table:style-name="ro3">
          <table:table-cell table:style-name="ce10" office:value-type="string">
            <text:p>Creating 100,000 item values arrays:</text:p>
          </table:table-cell>
          <table:table-cell table:style-name="ce12" office:value-type="float" office:value="0.2156">
            <text:p>0.2156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Insert time:</text:p>
          </table:table-cell>
          <table:table-cell table:style-name="ce12" office:value-type="float" office:value="53.803">
            <text:p>53.803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\copy items from 'items.csv' csv</text:p>
          </table:table-cell>
          <table:table-cell table:style-name="ce13" table:formula="of:=SUM([.B21:.B22])" office:value-type="float" office:value="2.223">
            <text:p>2.223</text:p>
          </table:table-cell>
          <table:table-cell table:style-name="ce9" table:formula="of:=[.B20]/[.$D$7]*1000" office:value-type="float" office:value="0.02223">
            <text:p>0.02223</text:p>
          </table:table-cell>
          <table:table-cell table:formula="of:=[.B20]/[.$B$8]" office:value-type="float" office:value="0.00848473282442748">
            <text:p>0.0084847328</text:p>
          </table:table-cell>
          <table:table-cell table:formula="of:=[.B20]/[.B16]" office:value-type="float" office:value="0.04115249191945">
            <text:p>0.0411524919</text:p>
          </table:table-cell>
        </table:table-row>
        <table:table-row table:style-name="ro4">
          <table:table-cell table:style-name="ce10" office:value-type="string">
            <text:p>create csv:</text:p>
          </table:table-cell>
          <table:table-cell table:style-name="ce12" office:value-type="float" office:value="0.843">
            <text:p>0.843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\copy:</text:p>
          </table:table-cell>
          <table:table-cell table:style-name="ce12" office:value-type="float" office:value="1.38">
            <text:p>1.38</text:p>
          </table:table-cell>
          <table:table-cell table:number-columns-repeated="3"/>
        </table:table-row>
        <table:table-row table:style-name="ro3" table:number-rows-repeated="104855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1:40:28</meta:creation-date>
    <dc:date>2012-08-04T16:42:30</dc:date>
    <meta:editing-duration>PT3H14M48S</meta:editing-duration>
    <meta:editing-cycles>30</meta:editing-cycles>
    <meta:generator>LibreOffice/3.5$Linux_X86_64 LibreOffice_project/350m1$Build-2</meta:generator>
    <meta:document-statistic meta:table-count="3" meta:cell-count="537" meta:object-count="0"/>
  </office:meta>
</office:document-meta>
</file>